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93cm"/>
    </style:style>
    <style:style style:name="gr4" style:family="graphic" style:parent-style-name="standard">
      <style:graphic-properties draw:stroke="dash" draw:stroke-dash="Ultrafine_20_Dashed" svg:stroke-color="#ffffcc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505cm"/>
    </style:style>
    <style:style style:name="gr8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2.693cm"/>
    </style:style>
    <style:style style:name="gr10" style:family="graphic" style:parent-style-name="standard">
      <style:graphic-properties draw:stroke="dash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2.17cm"/>
    </style:style>
    <style:style style:name="gr12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4.316cm"/>
    </style:style>
    <style:style style:name="gr15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solid" draw:fill-color="#ffcc99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draw:fill="solid" draw:fill-color="#ffcc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margin-top="0.102cm" fo:margin-bottom="0cm"/>
      <style:text-properties fo:font-size="18pt"/>
    </style:style>
    <style:style style:name="P4" style:family="paragraph">
      <style:text-properties fo:color="#000000" fo:font-size="18pt"/>
    </style:style>
    <style:style style:name="P5" style:family="paragraph">
      <style:text-properties fo:color="#000000" fo:font-size="18pt" fo:font-style="italic" style:font-style-asian="italic" style:font-style-complex="italic"/>
    </style:style>
    <style:style style:name="P6" style:family="paragraph">
      <style:text-properties fo:color="#000000" fo:font-size="18pt" fo:font-style="normal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top="0.102cm" fo:margin-bottom="0cm"/>
    </style:style>
    <style:style style:name="P8" style:family="paragraph">
      <style:text-properties fo:font-size="18pt" fo:font-style="italic" style:font-style-asian="italic" style:font-style-complex="italic"/>
    </style:style>
    <style:style style:name="P9" style:family="paragraph">
      <style:text-properties fo:color="#000000" fo:font-size="18pt" fo:font-style="italic" fo:font-weight="normal" style:font-style-asian="italic" style:font-weight-asian="normal" style:font-style-complex="italic" style:font-weight-complex="normal"/>
    </style:style>
    <style:style style:name="P10" style:family="paragraph">
      <style:text-properties fo:color="#ffffff" fo:font-size="18pt" fo:font-style="italic" style:font-style-asian="italic" style:font-style-complex="italic"/>
    </style:style>
    <style:style style:name="P11" style:family="paragraph">
      <style:text-properties fo:color="#000000" fo:font-size="18pt" fo:font-style="normal" fo:font-weight="bold" style:font-style-asian="normal" style:font-weight-asian="bold" style:font-style-complex="normal" style:font-weight-complex="bold"/>
    </style:style>
    <style:style style:name="P12" style:family="paragraph">
      <style:text-properties fo:color="#ffffff" fo:font-size="18pt"/>
    </style:style>
    <style:style style:name="T1" style:family="text">
      <style:text-properties fo:color="#000000" fo:font-size="18pt"/>
    </style:style>
    <style:style style:name="T2" style:family="text">
      <style:text-properties fo:color="#ffffff" fo:font-size="18pt" fo:font-style="italic" style:font-style-asian="italic" style:font-style-complex="italic"/>
    </style:style>
    <style:style style:name="T3" style:family="text">
      <style:text-properties fo:color="#000000" fo:font-size="18pt" fo:font-style="italic" style:font-style-asian="italic" style:font-style-complex="italic"/>
    </style:style>
    <style:style style:name="T4" style:family="text">
      <style:text-properties fo:color="#000000" fo:font-size="18pt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fo:font-size="18pt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000000" fo:font-size="18pt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0.166cm" svg:height="1.825cm" svg:x="4.113cm" svg:y="9.89cm">
          <draw:text-box>
            <text:p>Achtung: nachfolgende Abb. haben alle einen schwachen blassgelben</text:p>
            <text:p>Rahmen, damit eine Darstellung in gleicher größe möglich ist.</text:p>
          </draw:text-box>
        </draw:frame>
      </draw:page>
      <draw:page draw:name="page2" draw:style-name="dp1" draw:master-page-name="Default">
        <draw:custom-shape draw:style-name="gr2" draw:text-style-name="P1" draw:layer="layout" svg:width="5.235cm" svg:height="3.588cm" svg:x="2.786cm" svg:y="2.9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83.2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5.535cm" svg:height="3.552cm" svg:x="2.756cm" svg:y="2.893cm">
          <draw:text-box>
            <text:p text:style-name="P2"><text:span text:style-name="T1">Class declaration </text:span></text:p>
            <text:p text:style-name="P3"><text:span text:style-name="T2">(= Table of class</text:span></text:p>
            <text:p text:style-name="P2"><text:span text:style-name="T2">names and data</text:span></text:p>
            <text:p text:style-name="P2"><text:span text:style-name="T2">members)</text:span></text:p>
          </draw:text-box>
        </draw:frame>
        <draw:custom-shape draw:style-name="gr4" draw:text-style-name="P1" draw:layer="layout" svg:width="20.32cm" svg:height="14.605cm" svg:x="2.27cm" svg:y="2.27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5" draw:text-style-name="P1" draw:layer="layout" svg:width="3.91cm" svg:height="2.14cm" svg:x="9.29cm" svg:y="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58cm" svg:height="1.818cm" svg:x="9.273cm" svg:y="10.1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2.085cm" svg:height="2.663cm" svg:x="9.155cm" svg:y="10.145cm">
          <draw:text-box>
            <text:p><text:span text:style-name="T3">Class</text:span></text:p>
            <text:p><text:span text:style-name="T3">files</text:span></text:p>
            <text:p><text:span text:style-name="T3"/></text:p>
          </draw:text-box>
        </draw:frame>
        <draw:frame draw:style-name="gr3" draw:text-style-name="P5" draw:layer="layout" svg:width="3.343cm" svg:height="1.859cm" svg:x="9.655cm" svg:y="2.893cm">
          <draw:text-box>
            <text:p><text:span text:style-name="T3">Code-</text:span></text:p>
            <text:p><text:span text:style-name="T3">Generator</text:span></text:p>
          </draw:text-box>
        </draw:frame>
        <draw:line draw:style-name="gr8" draw:text-style-name="P1" draw:layer="layout" svg:x1="11.16cm" svg:y1="5.245cm" svg:x2="11.16cm" svg:y2="8.62cm">
          <text:p/>
        </draw:line>
        <draw:line draw:style-name="gr8" draw:text-style-name="P1" draw:layer="layout" svg:x1="8.25cm" svg:y1="3.875cm" svg:x2="9.024cm" svg:y2="3.868cm">
          <text:p/>
        </draw:line>
        <draw:frame draw:style-name="gr9" draw:text-style-name="P6" draw:layer="layout" svg:width="5.04cm" svg:height="1.563cm" svg:x="9.138cm" svg:y="9.115cm">
          <draw:text-box>
            <text:p><text:span text:style-name="T4">Generated code</text:span></text:p>
          </draw:text-box>
        </draw:frame>
        <draw:custom-shape draw:style-name="gr2" draw:text-style-name="P1" draw:layer="layout" svg:width="5.235cm" svg:height="3.588cm" svg:x="2.786cm" svg:y="2.9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83.2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5.535cm" svg:height="3.552cm" svg:x="2.756cm" svg:y="2.893cm">
          <draw:text-box>
            <text:p><text:span text:style-name="T1">Class declaration </text:span></text:p>
            <text:p text:style-name="P7"><text:span text:style-name="T2">(= Table of class</text:span></text:p>
            <text:p><text:span text:style-name="T2">names and data</text:span></text:p>
            <text:p><text:span text:style-name="T2">members)</text:span></text:p>
          </draw:text-box>
        </draw:frame>
        <draw:custom-shape draw:style-name="gr4" draw:text-style-name="P1" draw:layer="layout" svg:width="20.32cm" svg:height="14.605cm" svg:x="2.27cm" svg:y="2.27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5" draw:text-style-name="P1" draw:layer="layout" svg:width="3.91cm" svg:height="2.14cm" svg:x="9.29cm" svg:y="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594cm" svg:height="1.83cm" svg:x="14.826cm" svg:y="10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5.971cm" svg:height="2.663cm" svg:x="14.961cm" svg:y="10.112cm">
          <draw:text-box>
            <text:p text:style-name="P2"><text:span text:style-name="T3">Interior of the class'</text:span></text:p>
            <text:p text:style-name="P2"><text:span text:style-name="T3">methods</text:span></text:p>
            <text:p text:style-name="P2"><text:span text:style-name="T3"/></text:p>
          </draw:text-box>
        </draw:frame>
        <draw:custom-shape draw:style-name="gr6" draw:text-style-name="P1" draw:layer="layout" svg:width="1.958cm" svg:height="1.818cm" svg:x="9.273cm" svg:y="10.1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2.085cm" svg:height="2.663cm" svg:x="9.155cm" svg:y="10.145cm">
          <draw:text-box>
            <text:p text:style-name="P2"><text:span text:style-name="T3">Class</text:span></text:p>
            <text:p text:style-name="P2"><text:span text:style-name="T3">files</text:span></text:p>
            <text:p text:style-name="P2"><text:span text:style-name="T3"/></text:p>
          </draw:text-box>
        </draw:frame>
        <draw:frame draw:style-name="gr3" draw:text-style-name="P5" draw:layer="layout" svg:width="3.343cm" svg:height="1.859cm" svg:x="9.655cm" svg:y="2.893cm">
          <draw:text-box>
            <text:p text:style-name="P2"><text:span text:style-name="T3">Code-</text:span></text:p>
            <text:p text:style-name="P2"><text:span text:style-name="T3">Generator</text:span></text:p>
          </draw:text-box>
        </draw:frame>
        <draw:line draw:style-name="gr8" draw:text-style-name="P1" draw:layer="layout" svg:x1="11.16cm" svg:y1="5.245cm" svg:x2="11.16cm" svg:y2="8.62cm">
          <text:p/>
        </draw:line>
        <draw:line draw:style-name="gr8" draw:text-style-name="P1" draw:layer="layout" svg:x1="17.41cm" svg:y1="5.445cm" svg:x2="17.41cm" svg:y2="8.62cm">
          <text:p/>
        </draw:line>
        <draw:line draw:style-name="gr8" draw:text-style-name="P1" draw:layer="layout" svg:x1="8.25cm" svg:y1="3.875cm" svg:x2="9.024cm" svg:y2="3.868cm">
          <text:p/>
        </draw:line>
        <draw:frame draw:style-name="gr3" draw:text-style-name="P5" draw:layer="layout" svg:width="5.154cm" svg:height="1.859cm" svg:x="14.855cm" svg:y="3.294cm">
          <draw:text-box>
            <text:p text:style-name="P2"><text:span text:style-name="T3">Programming by</text:span></text:p>
            <text:p text:style-name="P2"><text:span text:style-name="T3">model developer</text:span></text:p>
          </draw:text-box>
        </draw:frame>
        <draw:frame draw:style-name="gr9" draw:text-style-name="P6" draw:layer="layout" svg:width="5.04cm" svg:height="1.563cm" svg:x="9.138cm" svg:y="9.115cm">
          <draw:text-box>
            <text:p text:style-name="P2"><text:span text:style-name="T4">Generated code</text:span></text:p>
          </draw:text-box>
        </draw:frame>
        <draw:frame draw:style-name="gr9" draw:text-style-name="P6" draw:layer="layout" svg:width="6.623cm" svg:height="1.563cm" svg:x="14.839cm" svg:y="9.116cm">
          <draw:text-box>
            <text:p text:style-name="P2"><text:span text:style-name="T4">Manually written code</text:span></text:p>
          </draw:text-box>
        </draw:frame>
        <draw:custom-shape draw:style-name="gr2" draw:text-style-name="P1" draw:layer="layout" svg:width="5.235cm" svg:height="3.588cm" svg:x="2.786cm" svg:y="2.9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83.2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5.535cm" svg:height="3.552cm" svg:x="2.756cm" svg:y="2.893cm">
          <draw:text-box>
            <text:p text:style-name="P2"><text:span text:style-name="T1">Class declaration </text:span></text:p>
            <text:p text:style-name="P3"><text:span text:style-name="T2">(= Table of class</text:span></text:p>
            <text:p text:style-name="P2"><text:span text:style-name="T2">names and data</text:span></text:p>
            <text:p text:style-name="P2"><text:span text:style-name="T2">members)</text:span></text:p>
          </draw:text-box>
        </draw:frame>
        <draw:line draw:style-name="gr10" draw:text-style-name="P1" draw:layer="layout" svg:x1="12.83cm" svg:y1="8.488cm" svg:x2="15.962cm" svg:y2="5.378cm">
          <text:p/>
        </draw:line>
        <draw:frame draw:style-name="gr3" draw:text-style-name="P5" draw:layer="layout" svg:width="3.193cm" svg:height="1.055cm" draw:transform="rotate (0.7853981633973) translate (13.295cm 6.765cm)">
          <draw:text-box>
            <text:p text:style-name="P2"><text:span text:style-name="T3">use</text:span></text:p>
          </draw:text-box>
        </draw:frame>
        <draw:custom-shape draw:style-name="gr4" draw:text-style-name="P1" draw:layer="layout" svg:width="20.32cm" svg:height="14.605cm" svg:x="2.27cm" svg:y="2.27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165cm" svg:y1="11.06cm" svg:x2="11.695cm" svg:y2="11.06cm">
          <text:p/>
        </draw:line>
        <draw:frame draw:style-name="gr11" draw:text-style-name="P9" draw:layer="layout" svg:width="2.67cm" svg:height="1.563cm" svg:x="11.837cm" svg:y="11.164cm">
          <draw:text-box>
            <text:p text:style-name="P8"><text:span text:style-name="T5">include</text:span></text:p>
          </draw:text-box>
        </draw:frame>
      </draw:page>
      <draw:page draw:name="page5" draw:style-name="dp1" draw:master-page-name="Default">
        <draw:custom-shape draw:style-name="gr5" draw:text-style-name="P1" draw:layer="layout" svg:width="3.91cm" svg:height="2.14cm" svg:x="9.29cm" svg:y="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3.014cm" svg:height="5.08cm" svg:x="8.906cm" svg:y="8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5.416cm" svg:height="3.385cm" svg:x="2.806cm" svg:y="10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915cm" svg:height="1.83cm" svg:x="3.07cm" svg:y="11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0" draw:layer="layout" svg:width="4.816cm" svg:height="1.859cm" svg:x="3.205cm" svg:y="11.712cm">
          <draw:text-box>
            <text:p text:style-name="P2"><text:span text:style-name="T2">Basic modeling</text:span></text:p>
            <text:p text:style-name="P2"><text:span text:style-name="T2">infrastructure</text:span></text:p>
          </draw:text-box>
        </draw:frame>
        <draw:custom-shape draw:style-name="gr2" draw:text-style-name="P1" draw:layer="layout" svg:width="6.594cm" svg:height="1.83cm" svg:x="14.826cm" svg:y="10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5.971cm" svg:height="2.663cm" svg:x="14.961cm" svg:y="10.112cm">
          <draw:text-box>
            <text:p text:style-name="P2"><text:span text:style-name="T3">Interior of the class'</text:span></text:p>
            <text:p text:style-name="P2"><text:span text:style-name="T3">methods</text:span></text:p>
            <text:p text:style-name="P2"><text:span text:style-name="T3"/></text:p>
          </draw:text-box>
        </draw:frame>
        <draw:custom-shape draw:style-name="gr6" draw:text-style-name="P1" draw:layer="layout" svg:width="1.958cm" svg:height="1.818cm" svg:x="9.273cm" svg:y="10.1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2.085cm" svg:height="2.663cm" svg:x="9.155cm" svg:y="10.145cm">
          <draw:text-box>
            <text:p text:style-name="P2"><text:span text:style-name="T3">Class</text:span></text:p>
            <text:p text:style-name="P2"><text:span text:style-name="T3">files</text:span></text:p>
            <text:p text:style-name="P2"><text:span text:style-name="T3"/></text:p>
          </draw:text-box>
        </draw:frame>
        <draw:frame draw:style-name="gr3" draw:text-style-name="P5" draw:layer="layout" svg:width="3.343cm" svg:height="1.859cm" svg:x="9.655cm" svg:y="2.893cm">
          <draw:text-box>
            <text:p text:style-name="P2"><text:span text:style-name="T3">Code-</text:span></text:p>
            <text:p text:style-name="P2"><text:span text:style-name="T3">Generator</text:span></text:p>
          </draw:text-box>
        </draw:frame>
        <draw:line draw:style-name="gr8" draw:text-style-name="P1" draw:layer="layout" svg:x1="11.16cm" svg:y1="5.245cm" svg:x2="11.16cm" svg:y2="8.62cm">
          <text:p/>
        </draw:line>
        <draw:line draw:style-name="gr8" draw:text-style-name="P1" draw:layer="layout" svg:x1="17.41cm" svg:y1="5.445cm" svg:x2="17.41cm" svg:y2="8.62cm">
          <text:p/>
        </draw:line>
        <draw:line draw:style-name="gr8" draw:text-style-name="P1" draw:layer="layout" svg:x1="8.25cm" svg:y1="3.875cm" svg:x2="9.024cm" svg:y2="3.868cm">
          <text:p/>
        </draw:line>
        <draw:frame draw:style-name="gr3" draw:text-style-name="P5" draw:layer="layout" svg:width="5.154cm" svg:height="1.859cm" svg:x="14.855cm" svg:y="3.294cm">
          <draw:text-box>
            <text:p text:style-name="P2"><text:span text:style-name="T3">Programming by</text:span></text:p>
            <text:p text:style-name="P2"><text:span text:style-name="T3">model developer</text:span></text:p>
          </draw:text-box>
        </draw:frame>
        <draw:frame draw:style-name="gr9" draw:text-style-name="P11" draw:layer="layout" svg:width="4.524cm" svg:height="1.563cm" svg:x="3.337cm" svg:y="10.614cm">
          <draw:text-box>
            <text:p text:style-name="P2"><text:span text:style-name="T6">Generic code</text:span></text:p>
          </draw:text-box>
        </draw:frame>
        <draw:frame draw:style-name="gr9" draw:text-style-name="P6" draw:layer="layout" svg:width="5.04cm" svg:height="1.563cm" svg:x="9.138cm" svg:y="9.115cm">
          <draw:text-box>
            <text:p text:style-name="P2"><text:span text:style-name="T4">Generated code</text:span></text:p>
          </draw:text-box>
        </draw:frame>
        <draw:frame draw:style-name="gr9" draw:text-style-name="P6" draw:layer="layout" svg:width="6.623cm" svg:height="1.563cm" svg:x="14.839cm" svg:y="9.116cm">
          <draw:text-box>
            <text:p text:style-name="P2"><text:span text:style-name="T4">Manually written code</text:span></text:p>
          </draw:text-box>
        </draw:frame>
        <draw:custom-shape draw:style-name="gr2" draw:text-style-name="P1" draw:layer="layout" svg:width="5.235cm" svg:height="3.588cm" svg:x="2.786cm" svg:y="2.9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83.2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5.535cm" svg:height="3.552cm" svg:x="2.756cm" svg:y="2.893cm">
          <draw:text-box>
            <text:p text:style-name="P2"><text:span text:style-name="T1">Class declaration </text:span></text:p>
            <text:p text:style-name="P3"><text:span text:style-name="T2">(= Table of class</text:span></text:p>
            <text:p text:style-name="P2"><text:span text:style-name="T2">names and data</text:span></text:p>
            <text:p text:style-name="P2"><text:span text:style-name="T2">members)</text:span></text:p>
          </draw:text-box>
        </draw:frame>
        <draw:frame draw:style-name="gr9" draw:text-style-name="P11" draw:layer="layout" svg:width="7.275cm" svg:height="1.563cm" svg:x="11.637cm" svg:y="12.915cm">
          <draw:text-box>
            <text:p text:style-name="P2"><text:span text:style-name="T6">Problem-specific code</text:span></text:p>
          </draw:text-box>
        </draw:frame>
        <draw:line draw:style-name="gr10" draw:text-style-name="P1" draw:layer="layout" svg:x1="12.83cm" svg:y1="8.488cm" svg:x2="15.962cm" svg:y2="5.378cm">
          <text:p/>
        </draw:line>
        <draw:frame draw:style-name="gr3" draw:text-style-name="P5" draw:layer="layout" svg:width="3.193cm" svg:height="1.055cm" draw:transform="rotate (0.7853981633973) translate (13.295cm 6.765cm)">
          <draw:text-box>
            <text:p text:style-name="P2"><text:span text:style-name="T3">use</text:span></text:p>
          </draw:text-box>
        </draw:frame>
        <draw:custom-shape draw:style-name="gr4" draw:text-style-name="P1" draw:layer="layout" svg:width="20.32cm" svg:height="14.605cm" svg:x="2.27cm" svg:y="2.27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165cm" svg:y1="11.06cm" svg:x2="11.695cm" svg:y2="11.06cm">
          <text:p/>
        </draw:line>
        <draw:frame draw:style-name="gr11" draw:text-style-name="P9" draw:layer="layout" svg:width="2.67cm" svg:height="1.563cm" svg:x="11.837cm" svg:y="11.164cm">
          <draw:text-box>
            <text:p text:style-name="P8"><text:span text:style-name="T5">include</text:span></text:p>
          </draw:text-box>
        </draw:frame>
      </draw:page>
      <draw:page draw:name="page6" draw:style-name="dp1" draw:master-page-name="Default">
        <draw:custom-shape draw:style-name="gr5" draw:text-style-name="P1" draw:layer="layout" svg:width="3.91cm" svg:height="2.14cm" svg:x="9.29cm" svg:y="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3.014cm" svg:height="5.08cm" svg:x="8.906cm" svg:y="8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5.416cm" svg:height="3.385cm" svg:x="2.806cm" svg:y="10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915cm" svg:height="1.83cm" svg:x="3.07cm" svg:y="11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965cm" svg:height="0.835cm" svg:x="16.015cm" svg:y="15.2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0" draw:layer="layout" svg:width="4.816cm" svg:height="1.859cm" svg:x="3.205cm" svg:y="11.712cm">
          <draw:text-box>
            <text:p text:style-name="P2"><text:span text:style-name="T2">Basic modeling</text:span></text:p>
            <text:p text:style-name="P2"><text:span text:style-name="T2">infrastructure</text:span></text:p>
          </draw:text-box>
        </draw:frame>
        <draw:custom-shape draw:style-name="gr2" draw:text-style-name="P1" draw:layer="layout" svg:width="6.594cm" svg:height="1.83cm" svg:x="14.826cm" svg:y="10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5.971cm" svg:height="2.663cm" svg:x="14.961cm" svg:y="10.112cm">
          <draw:text-box>
            <text:p text:style-name="P2"><text:span text:style-name="T3">Interior of the class'</text:span></text:p>
            <text:p text:style-name="P2"><text:span text:style-name="T3">methods</text:span></text:p>
            <text:p text:style-name="P2"><text:span text:style-name="T3"/></text:p>
          </draw:text-box>
        </draw:frame>
        <draw:custom-shape draw:style-name="gr6" draw:text-style-name="P1" draw:layer="layout" svg:width="1.958cm" svg:height="1.818cm" svg:x="9.273cm" svg:y="10.1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2.085cm" svg:height="2.663cm" svg:x="9.155cm" svg:y="10.145cm">
          <draw:text-box>
            <text:p text:style-name="P2"><text:span text:style-name="T3">Class</text:span></text:p>
            <text:p text:style-name="P2"><text:span text:style-name="T3">files</text:span></text:p>
            <text:p text:style-name="P2"><text:span text:style-name="T3"/></text:p>
          </draw:text-box>
        </draw:frame>
        <draw:frame draw:style-name="gr3" draw:text-style-name="P5" draw:layer="layout" svg:width="3.343cm" svg:height="1.859cm" svg:x="9.655cm" svg:y="2.893cm">
          <draw:text-box>
            <text:p text:style-name="P2"><text:span text:style-name="T3">Code-</text:span></text:p>
            <text:p text:style-name="P2"><text:span text:style-name="T3">Generator</text:span></text:p>
          </draw:text-box>
        </draw:frame>
        <draw:line draw:style-name="gr8" draw:text-style-name="P1" draw:layer="layout" svg:x1="11.16cm" svg:y1="5.245cm" svg:x2="11.16cm" svg:y2="8.62cm">
          <text:p/>
        </draw:line>
        <draw:line draw:style-name="gr8" draw:text-style-name="P1" draw:layer="layout" svg:x1="17.41cm" svg:y1="5.445cm" svg:x2="17.41cm" svg:y2="8.62cm">
          <text:p/>
        </draw:line>
        <draw:line draw:style-name="gr8" draw:text-style-name="P1" draw:layer="layout" svg:x1="8.25cm" svg:y1="3.875cm" svg:x2="9.024cm" svg:y2="3.868cm">
          <text:p/>
        </draw:line>
        <draw:frame draw:style-name="gr3" draw:text-style-name="P5" draw:layer="layout" svg:width="5.154cm" svg:height="1.859cm" svg:x="14.855cm" svg:y="3.294cm">
          <draw:text-box>
            <text:p text:style-name="P2"><text:span text:style-name="T3">Programming by</text:span></text:p>
            <text:p text:style-name="P2"><text:span text:style-name="T3">model developer</text:span></text:p>
          </draw:text-box>
        </draw:frame>
        <draw:frame draw:style-name="gr3" draw:text-style-name="P5" draw:layer="layout" svg:width="3.193cm" svg:height="1.055cm" svg:x="10.755cm" svg:y="15.194cm">
          <draw:text-box>
            <text:p text:style-name="P2"><text:span text:style-name="T3">Compiler</text:span></text:p>
          </draw:text-box>
        </draw:frame>
        <draw:frame draw:style-name="gr3" draw:text-style-name="P12" draw:layer="layout" svg:width="3.622cm" svg:height="1.038cm" svg:x="16.084cm" svg:y="15.13cm">
          <draw:text-box>
            <text:p text:style-name="P2"><text:span text:style-name="T7">Executable</text:span></text:p>
          </draw:text-box>
        </draw:frame>
        <draw:line draw:style-name="gr8" draw:text-style-name="P1" draw:layer="layout" svg:x1="14.85cm" svg:y1="15.676cm" svg:x2="15.624cm" svg:y2="15.669cm">
          <text:p/>
        </draw:line>
        <draw:custom-shape draw:style-name="gr15" draw:text-style-name="P1" draw:layer="layout" svg:width="0.635cm" svg:height="19.685cm" draw:transform="rotate (1.5707963267946) translate (2.47cm 14.8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11" draw:layer="layout" svg:width="4.524cm" svg:height="1.563cm" svg:x="3.337cm" svg:y="10.614cm">
          <draw:text-box>
            <text:p text:style-name="P2"><text:span text:style-name="T6">Generic code</text:span></text:p>
          </draw:text-box>
        </draw:frame>
        <draw:frame draw:style-name="gr9" draw:text-style-name="P6" draw:layer="layout" svg:width="5.04cm" svg:height="1.563cm" svg:x="9.138cm" svg:y="9.115cm">
          <draw:text-box>
            <text:p text:style-name="P2"><text:span text:style-name="T4">Generated code</text:span></text:p>
          </draw:text-box>
        </draw:frame>
        <draw:frame draw:style-name="gr9" draw:text-style-name="P6" draw:layer="layout" svg:width="6.623cm" svg:height="1.563cm" svg:x="14.839cm" svg:y="9.116cm">
          <draw:text-box>
            <text:p text:style-name="P2"><text:span text:style-name="T4">Manually written code</text:span></text:p>
          </draw:text-box>
        </draw:frame>
        <draw:custom-shape draw:style-name="gr2" draw:text-style-name="P1" draw:layer="layout" svg:width="5.235cm" svg:height="3.588cm" svg:x="2.786cm" svg:y="2.9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83.2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5.535cm" svg:height="3.552cm" svg:x="2.756cm" svg:y="2.893cm">
          <draw:text-box>
            <text:p text:style-name="P2"><text:span text:style-name="T1">Class declaration </text:span></text:p>
            <text:p text:style-name="P3"><text:span text:style-name="T2">(= Table of class</text:span></text:p>
            <text:p text:style-name="P2"><text:span text:style-name="T2">names and data</text:span></text:p>
            <text:p text:style-name="P2"><text:span text:style-name="T2">members)</text:span></text:p>
          </draw:text-box>
        </draw:frame>
        <draw:custom-shape draw:style-name="gr16" draw:text-style-name="P1" draw:layer="layout" svg:width="3.51cm" svg:height="1.17cm" svg:x="10.59cm" svg:y="15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7.275cm" svg:height="1.563cm" svg:x="11.637cm" svg:y="12.915cm">
          <draw:text-box>
            <text:p text:style-name="P2"><text:span text:style-name="T6">Problem-specific code</text:span></text:p>
          </draw:text-box>
        </draw:frame>
        <draw:line draw:style-name="gr10" draw:text-style-name="P1" draw:layer="layout" svg:x1="12.83cm" svg:y1="8.488cm" svg:x2="15.962cm" svg:y2="5.378cm">
          <text:p/>
        </draw:line>
        <draw:frame draw:style-name="gr3" draw:text-style-name="P5" draw:layer="layout" svg:width="3.193cm" svg:height="1.055cm" draw:transform="rotate (0.7853981633973) translate (13.295cm 6.765cm)">
          <draw:text-box>
            <text:p text:style-name="P2"><text:span text:style-name="T3">use</text:span></text:p>
          </draw:text-box>
        </draw:frame>
        <draw:custom-shape draw:style-name="gr4" draw:text-style-name="P1" draw:layer="layout" svg:width="20.32cm" svg:height="14.605cm" svg:x="2.27cm" svg:y="2.27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165cm" svg:y1="11.06cm" svg:x2="11.695cm" svg:y2="11.06cm">
          <text:p/>
        </draw:line>
        <draw:frame draw:style-name="gr11" draw:text-style-name="P9" draw:layer="layout" svg:width="2.67cm" svg:height="1.563cm" svg:x="11.837cm" svg:y="11.164cm">
          <draw:text-box>
            <text:p text:style-name="P8"><text:span text:style-name="T5">include</text:span></text:p>
          </draw:text-box>
        </draw:frame>
      </draw:page>
      <draw:page draw:name="page7" draw:style-name="dp1" draw:master-page-name="Default">
        <draw:custom-shape draw:style-name="gr17" draw:text-style-name="P1" draw:layer="layout" svg:width="4.165cm" svg:height="4.11cm" svg:x="9.155cm" svg:y="2.605cm">
          <text:p/>
          <draw:enhanced-geometry svg:viewBox="0 0 21600 21600" draw:path-stretchpoint-x="10800" draw:path-stretchpoint-y="10800" draw:text-areas="?f3 ?f4 ?f5 ?f6" draw:type="round-rectangle" draw:modifiers="2530.196831493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91cm" svg:height="2.14cm" svg:x="9.29cm" svg:y="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5.814cm" svg:height="6.35cm" svg:x="2.606cm" svg:y="7.985cm">
          <text:p/>
          <draw:enhanced-geometry svg:viewBox="0 0 21600 21600" draw:path-stretchpoint-x="10800" draw:path-stretchpoint-y="10800" draw:text-areas="?f3 ?f4 ?f5 ?f6" draw:type="round-rectangle" draw:modifiers="2054.1358555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3.014cm" svg:height="5.08cm" svg:x="8.906cm" svg:y="8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5.416cm" svg:height="3.385cm" svg:x="2.806cm" svg:y="10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915cm" svg:height="1.83cm" svg:x="3.07cm" svg:y="11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965cm" svg:height="0.835cm" svg:x="16.015cm" svg:y="15.2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0" draw:layer="layout" svg:width="4.816cm" svg:height="1.859cm" svg:x="3.205cm" svg:y="11.712cm">
          <draw:text-box>
            <text:p text:style-name="P2"><text:span text:style-name="T2">Basic modeling</text:span></text:p>
            <text:p text:style-name="P2"><text:span text:style-name="T2">infrastructure</text:span></text:p>
          </draw:text-box>
        </draw:frame>
        <draw:custom-shape draw:style-name="gr2" draw:text-style-name="P1" draw:layer="layout" svg:width="6.594cm" svg:height="1.83cm" svg:x="14.826cm" svg:y="10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5.971cm" svg:height="2.663cm" svg:x="14.961cm" svg:y="10.112cm">
          <draw:text-box>
            <text:p text:style-name="P2"><text:span text:style-name="T3">Interior of the class'</text:span></text:p>
            <text:p text:style-name="P2"><text:span text:style-name="T3">methods</text:span></text:p>
            <text:p text:style-name="P2"><text:span text:style-name="T3"/></text:p>
          </draw:text-box>
        </draw:frame>
        <draw:custom-shape draw:style-name="gr6" draw:text-style-name="P1" draw:layer="layout" svg:width="1.958cm" svg:height="1.818cm" svg:x="9.273cm" svg:y="10.1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2.085cm" svg:height="2.663cm" svg:x="9.155cm" svg:y="10.145cm">
          <draw:text-box>
            <text:p text:style-name="P2"><text:span text:style-name="T3">Class</text:span></text:p>
            <text:p text:style-name="P2"><text:span text:style-name="T3">files</text:span></text:p>
            <text:p text:style-name="P2"><text:span text:style-name="T3"/></text:p>
          </draw:text-box>
        </draw:frame>
        <draw:frame draw:style-name="gr3" draw:text-style-name="P5" draw:layer="layout" svg:width="3.343cm" svg:height="1.859cm" svg:x="9.655cm" svg:y="2.893cm">
          <draw:text-box>
            <text:p text:style-name="P2"><text:span text:style-name="T3">Code-</text:span></text:p>
            <text:p text:style-name="P2"><text:span text:style-name="T3">Generator</text:span></text:p>
          </draw:text-box>
        </draw:frame>
        <draw:line draw:style-name="gr8" draw:text-style-name="P1" draw:layer="layout" svg:x1="11.16cm" svg:y1="5.245cm" svg:x2="11.16cm" svg:y2="8.62cm">
          <text:p/>
        </draw:line>
        <draw:line draw:style-name="gr8" draw:text-style-name="P1" draw:layer="layout" svg:x1="17.41cm" svg:y1="5.445cm" svg:x2="17.41cm" svg:y2="8.62cm">
          <text:p/>
        </draw:line>
        <draw:line draw:style-name="gr8" draw:text-style-name="P1" draw:layer="layout" svg:x1="8.25cm" svg:y1="3.875cm" svg:x2="9.024cm" svg:y2="3.868cm">
          <text:p/>
        </draw:line>
        <draw:frame draw:style-name="gr3" draw:text-style-name="P5" draw:layer="layout" svg:width="5.154cm" svg:height="1.859cm" svg:x="14.855cm" svg:y="3.294cm">
          <draw:text-box>
            <text:p text:style-name="P2"><text:span text:style-name="T3">Programming by</text:span></text:p>
            <text:p text:style-name="P2"><text:span text:style-name="T3">model developer</text:span></text:p>
          </draw:text-box>
        </draw:frame>
        <draw:frame draw:style-name="gr3" draw:text-style-name="P5" draw:layer="layout" svg:width="3.193cm" svg:height="1.055cm" svg:x="10.755cm" svg:y="15.194cm">
          <draw:text-box>
            <text:p text:style-name="P2"><text:span text:style-name="T3">Compiler</text:span></text:p>
          </draw:text-box>
        </draw:frame>
        <draw:frame draw:style-name="gr3" draw:text-style-name="P12" draw:layer="layout" svg:width="3.622cm" svg:height="1.038cm" svg:x="16.084cm" svg:y="15.13cm">
          <draw:text-box>
            <text:p text:style-name="P2"><text:span text:style-name="T7">Executable</text:span></text:p>
          </draw:text-box>
        </draw:frame>
        <draw:line draw:style-name="gr8" draw:text-style-name="P1" draw:layer="layout" svg:x1="14.85cm" svg:y1="15.676cm" svg:x2="15.624cm" svg:y2="15.669cm">
          <text:p/>
        </draw:line>
        <draw:custom-shape draw:style-name="gr15" draw:text-style-name="P1" draw:layer="layout" svg:width="0.635cm" svg:height="19.685cm" draw:transform="rotate (1.5707963267946) translate (2.47cm 14.8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11" draw:layer="layout" svg:width="4.524cm" svg:height="1.563cm" svg:x="3.337cm" svg:y="10.614cm">
          <draw:text-box>
            <text:p text:style-name="P2"><text:span text:style-name="T6">Generic code</text:span></text:p>
          </draw:text-box>
        </draw:frame>
        <draw:frame draw:style-name="gr9" draw:text-style-name="P6" draw:layer="layout" svg:width="5.04cm" svg:height="1.563cm" svg:x="9.138cm" svg:y="9.115cm">
          <draw:text-box>
            <text:p text:style-name="P2"><text:span text:style-name="T4">Generated code</text:span></text:p>
          </draw:text-box>
        </draw:frame>
        <draw:frame draw:style-name="gr9" draw:text-style-name="P6" draw:layer="layout" svg:width="6.623cm" svg:height="1.563cm" svg:x="14.839cm" svg:y="9.116cm">
          <draw:text-box>
            <text:p text:style-name="P2"><text:span text:style-name="T4">Manually written code</text:span></text:p>
          </draw:text-box>
        </draw:frame>
        <draw:custom-shape draw:style-name="gr2" draw:text-style-name="P1" draw:layer="layout" svg:width="5.235cm" svg:height="3.588cm" svg:x="2.786cm" svg:y="2.9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83.2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5.535cm" svg:height="3.552cm" svg:x="2.756cm" svg:y="2.893cm">
          <draw:text-box>
            <text:p text:style-name="P2"><text:span text:style-name="T1">Class declaration </text:span></text:p>
            <text:p text:style-name="P3"><text:span text:style-name="T2">(= Table of class</text:span></text:p>
            <text:p text:style-name="P2"><text:span text:style-name="T2">names and data</text:span></text:p>
            <text:p text:style-name="P2"><text:span text:style-name="T2">members)</text:span></text:p>
          </draw:text-box>
        </draw:frame>
        <draw:custom-shape draw:style-name="gr16" draw:text-style-name="P1" draw:layer="layout" svg:width="3.51cm" svg:height="1.17cm" svg:x="10.59cm" svg:y="15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7.275cm" svg:height="1.563cm" svg:x="11.637cm" svg:y="12.915cm">
          <draw:text-box>
            <text:p text:style-name="P2"><text:span text:style-name="T6">Problem-specific code</text:span></text:p>
          </draw:text-box>
        </draw:frame>
        <draw:line draw:style-name="gr10" draw:text-style-name="P1" draw:layer="layout" svg:x1="12.83cm" svg:y1="8.488cm" svg:x2="15.962cm" svg:y2="5.378cm">
          <text:p/>
        </draw:line>
        <draw:frame draw:style-name="gr3" draw:text-style-name="P5" draw:layer="layout" svg:width="3.193cm" svg:height="1.055cm" draw:transform="rotate (0.7853981633973) translate (13.295cm 6.765cm)">
          <draw:text-box>
            <text:p text:style-name="P2"><text:span text:style-name="T3">use</text:span></text:p>
          </draw:text-box>
        </draw:frame>
        <draw:polygon draw:style-name="gr18" draw:text-style-name="P1" draw:layer="layout" svg:width="5.079cm" svg:height="3.174cm" svg:x="5.445cm" svg:y="6.08cm" svg:viewBox="0 0 5080 3175" draw:points="0,2540 3810,0 5080,635 2540,3175">
          <text:p/>
        </draw:polygon>
        <draw:frame draw:style-name="gr3" draw:text-style-name="P4" draw:layer="layout" svg:width="5.425cm" svg:height="1.825cm" svg:x="2.855cm" svg:y="8.194cm">
          <draw:text-box>
            <text:p text:style-name="P2"><text:span text:style-name="T1">ECHSE modeling</text:span></text:p>
            <text:p text:style-name="P2"><text:span text:style-name="T1">framework</text:span></text:p>
          </draw:text-box>
        </draw:frame>
        <draw:custom-shape draw:style-name="gr4" draw:text-style-name="P1" draw:layer="layout" svg:width="20.32cm" svg:height="14.605cm" svg:x="2.27cm" svg:y="2.27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165cm" svg:y1="11.06cm" svg:x2="11.695cm" svg:y2="11.06cm">
          <text:p/>
        </draw:line>
        <draw:frame draw:style-name="gr11" draw:text-style-name="P9" draw:layer="layout" svg:width="2.67cm" svg:height="1.563cm" svg:x="11.837cm" svg:y="11.164cm">
          <draw:text-box>
            <text:p text:style-name="P8"><text:span text:style-name="T5">inclu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0-08-05T08:19:38</meta:creation-date>
    <meta:generator>OpenOffice.org/3.2$Linux OpenOffice.org_project/320m12$Build-9483</meta:generator>
    <dc:date>2012-02-06T13:07:29</dc:date>
    <dc:creator>David Kneis</dc:creator>
    <meta:editing-duration>PT12H17M02S</meta:editing-duration>
    <meta:editing-cycles>26</meta:editing-cycles>
    <meta:document-statistic meta:object-count="124"/>
  </office:meta>
</office:document-meta>
</file>